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142B00939B4645F.png" manifest:media-type="image/png"/>
  <manifest:file-entry manifest:full-path="Pictures/1000000000000200000002000FB77538874A8685.jpg" manifest:media-type="image/jpeg"/>
  <manifest:file-entry manifest:full-path="Pictures/100000000000000800000008467C7BCAFBA2B224.png" manifest:media-type="image/png"/>
  <manifest:file-entry manifest:full-path="Pictures/10000000000000080000000805F906B7C748E9FA.png" manifest:media-type="image/png"/>
  <manifest:file-entry manifest:full-path="Pictures/10000000000000080000000893C84A2F4D48AD58.png" manifest:media-type="image/png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Arabic SemCond" svg:font-family="'Noto Sans Arabic SemCond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1744" draw:textarea-horizontal-align="justify" draw:textarea-vertical-align="middle" draw:auto-grow-height="false" fo:min-height="2.226cm" fo:min-width="2.152cm"/>
    </style:style>
    <style:style style:name="gr2" style:family="graphic" style:parent-style-name="standard">
      <style:graphic-properties draw:fill-color="#ffea00" draw:textarea-horizontal-align="justify" draw:textarea-vertical-align="middle" draw:auto-grow-height="false" fo:min-height="2.226cm" fo:min-width="2.152cm"/>
    </style:style>
    <style:style style:name="gr3" style:family="graphic" style:parent-style-name="standard">
      <style:graphic-properties draw:fill-color="#76ff03" draw:textarea-horizontal-align="justify" draw:textarea-vertical-align="middle" draw:auto-grow-height="false" fo:min-height="2.226cm" fo:min-width="2.152cm"/>
    </style:style>
    <style:style style:name="gr4" style:family="graphic">
      <style:graphic-properties draw:stroke="solid" svg:stroke-width="0.1cm" svg:stroke-color="#000000" draw:marker-start="" draw:marker-start-width="0.41cm" draw:marker-start-center="false" draw:marker-end="" draw:marker-end-width="0.41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3.167cm" fo:min-width="10.927cm" fo:padding-top="0.167cm" fo:padding-bottom="0.167cm" fo:padding-left="0.287cm" fo:padding-right="0.287cm" fo:wrap-option="wrap" draw:shadow="visible" draw:shadow-offset-x="0.212cm" draw:shadow-offset-y="0.212cm" draw:shadow-color="#000000" draw:shadow-opacity="100%" loext:glow-radius="0.035cm" loext:glow-color="#000000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6" style:family="graphic">
      <style:graphic-properties draw:stroke="solid" svg:stroke-width="0.1cm" svg:stroke-color="#000000" draw:marker-start="" draw:marker-start-width="0.41cm" draw:marker-start-center="false" draw:marker-end="" draw:marker-end-width="0.41cm" draw:marker-end-center="false" draw:stroke-linejoin="miter" draw:fill="bitmap" draw:fill-color="#f44336" draw:fill-image-name="Shingle" draw:opacity="100%" style:repeat="repeat" draw:textarea-horizontal-align="center" draw:textarea-vertical-align="middle" draw:auto-grow-height="false" draw:fit-to-size="false" style:shrink-to-fit="false" fo:min-height="3.167cm" fo:min-width="10.927cm" fo:padding-top="0.167cm" fo:padding-bottom="0.167cm" fo:padding-left="0.287cm" fo:padding-right="0.287cm" fo:wrap-option="wrap" draw:shadow="visible" draw:shadow-offset-x="0.212cm" draw:shadow-offset-y="0.212cm" draw:shadow-color="#000000" draw:shadow-opacity="100%" loext:glow-radius="0.035cm" loext:glow-color="#000000"/>
      <style:paragraph-properties style:writing-mode="lr-tb"/>
    </style:style>
    <style:style style:name="P1" style:family="paragraph">
      <loext:graphic-properties draw:fill-color="#ff1744"/>
      <style:paragraph-properties fo:text-align="center"/>
    </style:style>
    <style:style style:name="P2" style:family="paragraph">
      <loext:graphic-properties draw:fill-color="#ffea00"/>
      <style:paragraph-properties fo:text-align="center"/>
    </style:style>
    <style:style style:name="P3" style:family="paragraph">
      <loext:graphic-properties draw:fill-color="#76ff03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5" style:family="paragraph">
      <loext:graphic-properties draw:fill="bitmap" draw:fill-color="#f44336" draw:fill-image-name="Bitmap_20_23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6" style:family="paragraph">
      <style:text-properties style:font-name="Noto Sans Arabic SemCond" fo:text-shadow="1pt 1pt" style:text-underline-style="none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Noto Sans Arabic SemCond" fo:text-shadow="1pt 1pt" style:text-underline-style="none" fo:font-weight="bold" style:font-weight-asian="bold" style:font-weight-complex="bold"/>
    </style:style>
    <style:style style:name="P8" style:family="paragraph">
      <loext:graphic-properties draw:fill="bitmap" draw:fill-color="#f44336" draw:fill-image-name="Shingle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style:font-name="Noto Sans Arabic SemCond" fo:text-shadow="1pt 1pt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75cm" svg:height="3.5cm" svg:x="5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75cm" svg:height="3.5cm" svg:x="7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5cm" svg:height="3.5cm" svg:x="3.7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ow! 1" draw:style-name="gr4" draw:text-style-name="P5" draw:layer="layout" svg:width="11.5cm" svg:height="3.5cm" svg:x="1.5cm" svg:y="3.25cm">
          <text:p text:style-name="P4"><text:span text:style-name="T1">GL*DAME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frame draw:style-name="gr5" draw:text-style-name="P7" draw:layer="layout" svg:width="5.5cm" svg:height="1.593cm" svg:x="8.3cm" svg:y="7.5cm">
          <draw:text-box>
            <text:p text:style-name="P6"><text:span text:style-name="T2">By GL1 A</text:span></text:p>
          </draw:text-box>
        </draw:frame>
      </draw:page>
      <draw:page draw:name="page2" draw:style-name="dp1" draw:master-page-name="Standard">
        <draw:custom-shape draw:name="Pow! 2" draw:style-name="gr6" draw:text-style-name="P8" draw:layer="layout" svg:width="11.5cm" svg:height="3.5cm" svg:x="1.608cm" svg:y="3.396cm">
          <text:p text:style-name="P4"><text:span text:style-name="T1">VICTOIRE 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inflate" draw:modifiers="1616.45244215938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Arabic SemCond" svg:font-family="'Noto Sans Arabic SemCond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Bitmap_20_23" draw:display-name="Bitmap 23" xlink:href="Pictures/10000000000000080000000805F906B7C748E9FA.png" xlink:type="simple" xlink:show="embed" xlink:actuate="onLoad"/>
    <draw:fill-image draw:name="Divot" xlink:href="Pictures/100000000000000800000008467C7BCAFBA2B224.png" xlink:type="simple" xlink:show="embed" xlink:actuate="onLoad"/>
    <draw:fill-image draw:name="Painted_20_White" draw:display-name="Painted White" xlink:href="Pictures/1000000000000200000002000FB77538874A8685.jpg" xlink:type="simple" xlink:show="embed" xlink:actuate="onLoad"/>
    <draw:fill-image draw:name="Shingle" xlink:href="Pictures/100000000000000800000008F142B00939B4645F.png" xlink:type="simple" xlink:show="embed" xlink:actuate="onLoad"/>
    <draw:fill-image draw:name="Sphere" xlink:href="Pictures/10000000000000080000000893C84A2F4D48AD5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5T13:25:13.482032581</meta:creation-date>
    <dc:date>2022-04-15T15:20:22.558145579</dc:date>
    <meta:editing-duration>PT1H34M35S</meta:editing-duration>
    <meta:editing-cycles>3</meta:editing-cycles>
    <meta:generator>LibreOffice/7.3.2.2$Linux_X86_64 LibreOffice_project/30$Build-2</meta:generator>
    <meta:document-statistic meta:object-count="6"/>
  </office:meta>
</office:document-meta>
</file>